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e082" fo:border="0.74pt solid #000000"/>
    </style:style>
    <style:style style:name="ce4" style:family="table-cell" style:parent-style-name="Default">
      <style:table-cell-properties fo:background-color="#c5e1a5" fo:border="0.74pt solid #000000"/>
    </style:style>
    <style:style style:name="ce5" style:family="table-cell" style:parent-style-name="Default">
      <style:table-cell-properties fo:background-color="#9fa8da" fo:border="0.74pt solid #000000"/>
    </style:style>
    <style:style style:name="ce6" style:family="table-cell" style:parent-style-name="Default">
      <style:table-cell-properties fo:background-color="#ffe082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c5e1a5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9fa8da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de7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ext-properties fo:color="#c9211e"/>
    </style:style>
    <style:style style:name="ce12" style:family="table-cell" style:parent-style-name="Default">
      <style:table-cell-properties fo:background-color="#c5e1a5"/>
      <style:text-properties fo:color="#000000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neficio y tesorería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ce2"/>
        <table:table-column table:style-name="co1" table:number-columns-repeated="3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column table:style-name="co1" table:number-columns-repeated="4" table:default-cell-style-name="ce2"/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  <table:table-cell table:style-name="ce6" office:value-type="string" calcext:value-type="string" table:number-columns-spanned="10" table:number-rows-spanned="1">
            <text:p>SI ES EN AMBOS AÑOS USO EL COLOR NARANJA</text:p>
          </table:table-cell>
          <table:covered-table-cell table:number-columns-repeated="3" table:style-name="Default"/>
          <table:covered-table-cell table:number-columns-repeated="2"/>
          <table:covered-table-cell table:number-columns-repeated="4" table:style-name="Default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AÑO 1</text:p>
          </table:table-cell>
          <table:covered-table-cell table:number-columns-repeated="3"/>
          <table:table-cell table:number-columns-repeated="3"/>
          <table:table-cell table:style-name="ce7" office:value-type="string" calcext:value-type="string" table:number-columns-spanned="4" table:number-rows-spanned="1">
            <text:p>AÑO 2</text:p>
          </table:table-cell>
          <table:covered-table-cell table:number-columns-repeated="3"/>
          <table:table-cell table:number-columns-repeated="2"/>
          <table:table-cell table:style-name="ce8" office:value-type="string" calcext:value-type="string" table:number-columns-spanned="4" table:number-rows-spanned="1">
            <text:p>AÑO 3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INGRESOS</text:p>
          </table:table-cell>
          <table:table-cell table:style-name="ce1" office:value-type="string" calcext:value-type="string">
            <text:p>COSTES</text:p>
          </table:table-cell>
          <table:table-cell table:style-name="ce1" office:value-type="string" calcext:value-type="string">
            <text:p>COBROS</text:p>
          </table:table-cell>
          <table:table-cell table:style-name="ce1" office:value-type="string" calcext:value-type="string">
            <text:p>PAGOS</text:p>
          </table:table-cell>
          <table:table-cell table:number-columns-repeated="3"/>
          <table:table-cell table:style-name="ce1" office:value-type="string" calcext:value-type="string">
            <text:p>INGRESOS</text:p>
          </table:table-cell>
          <table:table-cell table:style-name="ce1" office:value-type="string" calcext:value-type="string">
            <text:p>COSTES</text:p>
          </table:table-cell>
          <table:table-cell table:style-name="ce1" office:value-type="string" calcext:value-type="string">
            <text:p>COBROS</text:p>
          </table:table-cell>
          <table:table-cell table:style-name="ce1" office:value-type="string" calcext:value-type="string">
            <text:p>PAGOS</text:p>
          </table:table-cell>
          <table:table-cell table:number-columns-repeated="2"/>
          <table:table-cell table:style-name="ce1" office:value-type="string" calcext:value-type="string">
            <text:p>INGRESOS</text:p>
          </table:table-cell>
          <table:table-cell table:style-name="ce1" office:value-type="string" calcext:value-type="string">
            <text:p>COSTES</text:p>
          </table:table-cell>
          <table:table-cell table:style-name="ce1" office:value-type="string" calcext:value-type="string">
            <text:p>COBROS</text:p>
          </table:table-cell>
          <table:table-cell table:style-name="ce1" office:value-type="string" calcext:value-type="string">
            <text:p>PAGOS</text:p>
          </table:table-cell>
        </table:table-row>
        <table:table-row table:style-name="ro1">
          <table:table-cell/>
          <table:table-cell office:value-type="string" calcext:value-type="string">
            <text:p>Compra MP(1)</text:p>
          </table:table-cell>
          <table:table-cell/>
          <table:table-cell table:formula="of:=2000*6" office:value-type="float" office:value="12000" calcext:value-type="float">
            <text:p>12000</text:p>
          </table:table-cell>
          <table:table-cell/>
          <table:table-cell table:formula="of:=[.D10]"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ompra MP(2)</text:p>
          </table:table-cell>
          <table:table-cell/>
          <table:table-cell table:formula="of:=1000*7" office:value-type="float" office:value="7000" calcext:value-type="float">
            <text:p>7000</text:p>
          </table:table-cell>
          <table:table-cell/>
          <table:table-cell table:formula="of:=[.D11]" office:value-type="float" office:value="7000" calcext:value-type="float">
            <text:p>7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lquiler</text:p>
          </table:table-cell>
          <table:table-cell/>
          <table:table-cell table:formula="of:=700*12" office:value-type="float" office:value="8400" calcext:value-type="float">
            <text:p>8400</text:p>
          </table:table-cell>
          <table:table-cell/>
          <table:table-cell table:style-name="ce4" table:formula="of:=[.D12]/2" office:value-type="float" office:value="4200" calcext:value-type="float">
            <office:annotation draw:style-name="gr1" svg:width="2.899cm" svg:height="1.799cm" svg:x="14.965cm" svg:y="3.467cm" draw:caption-point-x="-0.61cm" draw:caption-point-y="1.51cm">
              <dc:creator>Autoría desconocida</dc:creator>
              <dc:date>2025-02-12T13:48:00</dc:date>
              <text:p>Paga 4200 el año 2</text:p>
            </office:annotation>
            <text:p>42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dificios</text:p>
          </table:table-cell>
          <table:table-cell/>
          <table:table-cell table:style-name="ce3" table:formula="of:=15000/3" office:value-type="float" office:value="5000" calcext:value-type="float">
            <office:annotation draw:style-name="gr1" svg:width="2.899cm" svg:height="2.571cm" svg:x="10.45cm" svg:y="3.919cm" draw:caption-point-x="-0.61cm" draw:caption-point-y="1.51cm">
              <dc:creator>Autoría desconocida</dc:creator>
              <dc:date>2025-02-12T13:52:00</dc:date>
              <text:p>15000 total <text:s text:c="2"/>/ 3años</text:p>
              <text:p/>
              <text:p>Los costes del año 2 y el año 3 son 5000</text:p>
            </office:annotation>
            <text:p>5000</text:p>
          </table:table-cell>
          <table:table-cell/>
          <table:table-cell table:style-name="ce4" table:formula="of:=15000/2" office:value-type="float" office:value="7500" calcext:value-type="float">
            <office:annotation draw:style-name="gr1" svg:width="2.899cm" svg:height="1.799cm" svg:x="14.965cm" svg:y="3.919cm" draw:caption-point-x="-0.61cm" draw:caption-point-y="1.51cm">
              <dc:creator>Autoría desconocida</dc:creator>
              <dc:date>2025-02-12T13:51:00</dc:date>
              <text:p>Paga 7500 el año 2</text:p>
            </office:annotation>
            <text:p>75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eldos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guridad social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ministros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guro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ublicidad</text:p>
          </table:table-cell>
          <table:table-cell/>
          <table:table-cell table:style-name="ce4" office:value-type="float" office:value="400" calcext:value-type="float">
            <office:annotation draw:style-name="gr1" svg:width="2.899cm" svg:height="2.571cm" svg:x="10.45cm" svg:y="6.176cm" draw:caption-point-x="-0.61cm" draw:caption-point-y="1.51cm">
              <dc:creator>Autoría desconocida</dc:creator>
              <dc:date>2025-02-12T13:55:00</dc:date>
              <text:p>800 total <text:s text:c="3"/>/ <text:s text:c="7"/>2 años</text:p>
              <text:p/>
              <text:p>El coste del año 2 son también 400</text:p>
            </office:annotation>
            <text:p>400</text:p>
          </table:table-cell>
          <table:table-cell/>
          <table:table-cell table:style-name="ce4" office:value-type="float" office:value="0" calcext:value-type="float">
            <office:annotation draw:style-name="gr1" svg:width="2.899cm" svg:height="1.799cm" svg:x="14.965cm" svg:y="6.176cm" draw:caption-point-x="-0.61cm" draw:caption-point-y="1.51cm">
              <dc:creator>Autoría desconocida</dc:creator>
              <dc:date>2025-02-12T13:56:00</dc:date>
              <text:p>Paga 800 el segundo año (el primero no paga nada)</text:p>
            </office:annotation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uota autónomo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office:value-type="float" office:value="3600" calcext:value-type="float">
            <text:p>36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aquinaria</text:p>
          </table:table-cell>
          <table:table-cell/>
          <table:table-cell table:style-name="ce3" table:formula="of:=[$Préstamo.I22]/3" office:value-type="float" office:value="2500" calcext:value-type="float">
            <office:annotation draw:style-name="gr1" svg:width="2.899cm" svg:height="2.176cm" svg:x="10.45cm" svg:y="7.08cm" draw:caption-point-x="-0.61cm" draw:caption-point-y="1.51cm">
              <dc:creator>Autoría desconocida</dc:creator>
              <dc:date>2025-02-12T14:02:00</dc:date>
              <text:p>Coste de la maquina / años</text:p>
              <text:p/>
              <text:p>En este caso 7500 / 3</text:p>
            </office:annotation>
            <text:p>2500</text:p>
          </table:table-cell>
          <table:table-cell/>
          <table:table-cell table:style-name="ce3" table:formula="of:=[$Préstamo.I11]" office:value-type="float" office:value="2626.02875431823" calcext:value-type="float">
            <office:annotation draw:style-name="gr1" svg:width="2.899cm" svg:height="1.799cm" svg:x="14.965cm" svg:y="7.08cm" draw:caption-point-x="-0.61cm" draw:caption-point-y="1.51cm">
              <dc:creator>Autoría desconocida</dc:creator>
              <dc:date>2025-02-12T14:01:00</dc:date>
              <text:p>Anualidad</text:p>
            </office:annotation>
            <text:p>2626,0287543182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nterés</text:p>
          </table:table-cell>
          <table:table-cell/>
          <table:table-cell table:formula="of:=[$Préstamo.G23]" office:value-type="float" office:value="187.5" calcext:value-type="float">
            <office:annotation draw:style-name="gr1" svg:width="2.899cm" svg:height="1.799cm" svg:x="10.45cm" svg:y="7.531cm" draw:caption-point-x="-0.61cm" draw:caption-point-y="1.51cm">
              <dc:creator>Autoría desconocida</dc:creator>
              <dc:date>2025-02-12T14:03:00</dc:date>
              <text:p>Interés del año 1</text:p>
            </office:annotation>
            <text:p>187,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enta produc (1)</text:p>
          </table:table-cell>
          <table:table-cell table:formula="of:=700*250" office:value-type="float" office:value="175000" calcext:value-type="float">
            <text:p>175000</text:p>
          </table:table-cell>
          <table:table-cell/>
          <table:table-cell table:style-name="ce4" table:formula="of:=[.C22]/2" office:value-type="float" office:value="87500" calcext:value-type="float">
            <office:annotation draw:style-name="gr1" svg:width="2.899cm" svg:height="1.799cm" svg:x="12.707cm" svg:y="7.983cm" draw:caption-point-x="-0.61cm" draw:caption-point-y="1.51cm">
              <dc:creator>Autoría desconocida</dc:creator>
              <dc:date>2025-02-12T14:08:00</dc:date>
              <text:p>Cobra 87500 el año 2</text:p>
            </office:annotation>
            <text:p>875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enta produc (2)</text:p>
          </table:table-cell>
          <table:table-cell table:formula="of:=400*260" office:value-type="float" office:value="104000" calcext:value-type="float">
            <text:p>104000</text:p>
          </table:table-cell>
          <table:table-cell/>
          <table:table-cell table:style-name="ce4" table:formula="of:=[.C23]/2" office:value-type="float" office:value="52000" calcext:value-type="float">
            <office:annotation draw:style-name="gr1" svg:width="2.899cm" svg:height="1.799cm" svg:x="12.707cm" svg:y="8.434cm" draw:caption-point-x="-0.61cm" draw:caption-point-y="1.51cm">
              <dc:creator>Autoría desconocida</dc:creator>
              <dc:date>2025-02-12T14:08:00</dc:date>
              <text:p>Cobra 52000 el año 2</text:p>
            </office:annotation>
            <text:p>52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enta produc (3)</text:p>
          </table:table-cell>
          <table:table-cell table:formula="of:=400*252" office:value-type="float" office:value="100800" calcext:value-type="float">
            <text:p>100800</text:p>
          </table:table-cell>
          <table:table-cell/>
          <table:table-cell table:style-name="ce4" table:formula="of:=[.C24]/2" office:value-type="float" office:value="50400" calcext:value-type="float">
            <office:annotation draw:style-name="gr1" svg:width="2.899cm" svg:height="1.799cm" svg:x="12.707cm" svg:y="8.886cm" draw:caption-point-x="-0.61cm" draw:caption-point-y="1.51cm">
              <dc:creator>Autoría desconocida</dc:creator>
              <dc:date>2025-02-12T14:08:00</dc:date>
              <text:p>Cobra 50400 el año 2</text:p>
            </office:annotation>
            <text:p>504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ngre financieros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5" table:formula="of:=1500/2" office:value-type="float" office:value="750" calcext:value-type="float">
            <office:annotation draw:style-name="gr1" svg:width="2.899cm" svg:height="1.799cm" svg:x="12.707cm" svg:y="9.337cm" draw:caption-point-x="-0.61cm" draw:caption-point-y="1.51cm">
              <dc:creator>Autoría desconocida</dc:creator>
              <dc:date>2025-02-12T14:09:00</dc:date>
              <text:p>Cobra 750 euros el año 3</text:p>
            </office:annotation>
            <text:p>750</text:p>
          </table:table-cell>
          <table:table-cell table:number-columns-repeated="14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E. iniciale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. finales</text:p>
          </table:table-cell>
          <table:table-cell table:formula="of:=[$'Inventario FIFO'.M14]"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 table:number-rows-repeated="10">
          <table:table-cell table:number-columns-repeated="19"/>
        </table:table-row>
        <table:table-row table:style-name="ro1">
          <table:table-cell table:number-columns-repeated="2"/>
          <table:table-cell table:style-name="Default" table:formula="of:=SUM([.C10:.C39])" office:value-type="float" office:value="391300" calcext:value-type="float">
            <text:p>391300</text:p>
          </table:table-cell>
          <table:table-cell table:style-name="Default" table:formula="of:=SUM([.D10:.D39])" office:value-type="float" office:value="42587.5" calcext:value-type="float">
            <text:p>42587,5</text:p>
          </table:table-cell>
          <table:table-cell table:style-name="Default" table:formula="of:=SUM([.E10:.E39])" office:value-type="float" office:value="190650" calcext:value-type="float">
            <text:p>190650</text:p>
          </table:table-cell>
          <table:table-cell table:style-name="Default" table:formula="of:=SUM([.F10:.F39])" office:value-type="float" office:value="40426.0287543182" calcext:value-type="float">
            <text:p>40426,0287543182</text:p>
          </table:table-cell>
          <table:table-cell table:number-columns-repeated="3"/>
          <table:table-cell table:style-name="Default" table:formula="of:=SUM([.J10:.J39])" office:value-type="float" office:value="0" calcext:value-type="float">
            <text:p>0</text:p>
          </table:table-cell>
          <table:table-cell table:style-name="Default" table:formula="of:=SUM([.K10:.K39])" office:value-type="float" office:value="0" calcext:value-type="float">
            <text:p>0</text:p>
          </table:table-cell>
          <table:table-cell table:style-name="Default" table:formula="of:=SUM([.L10:.L39])" office:value-type="float" office:value="0" calcext:value-type="float">
            <text:p>0</text:p>
          </table:table-cell>
          <table:table-cell table:style-name="Default" table:formula="of:=SUM([.M10:.M39])" office:value-type="float" office:value="0" calcext:value-type="float">
            <text:p>0</text:p>
          </table:table-cell>
          <table:table-cell table:number-columns-repeated="2"/>
          <table:table-cell table:style-name="Default" table:formula="of:=SUM([.P10:.P39])" office:value-type="float" office:value="0" calcext:value-type="float">
            <text:p>0</text:p>
          </table:table-cell>
          <table:table-cell table:style-name="Default" table:formula="of:=SUM([.Q10:.Q39])" office:value-type="float" office:value="0" calcext:value-type="float">
            <text:p>0</text:p>
          </table:table-cell>
          <table:table-cell table:style-name="Default" table:formula="of:=SUM([.R10:.R39])" office:value-type="float" office:value="0" calcext:value-type="float">
            <text:p>0</text:p>
          </table:table-cell>
          <table:table-cell table:style-name="Default" table:formula="of:=SUM([.S10:.S39])" office:value-type="float" office:value="0" calcext:value-type="float">
            <text:p>0</text:p>
          </table:table-cell>
        </table:table-row>
      </table:table>
      <table:table table:name="Inventario FIFO" table:style-name="ta1">
        <table:table-column table:style-name="co1" table:number-columns-repeated="2" table:default-cell-style-name="Default"/>
        <table:table-column table:style-name="co1" table:number-columns-repeated="9" table:default-cell-style-name="ce1"/>
        <table:table-column table:style-name="co3" table:default-cell-style-name="ce1"/>
        <table:table-column table:style-name="co1" table:default-cell-style-name="ce1"/>
        <table:table-column table:style-name="co1" table:default-cell-style-name="Default"/>
        <table:table-row table:style-name="ro1" table:number-rows-repeated="7">
          <table:table-cell table:number-columns-repeated="2"/>
          <table:table-cell table:style-name="Default" table:number-columns-repeated="11"/>
          <table:table-cell/>
        </table:table-row>
        <table:table-row table:style-name="ro1">
          <table:table-cell table:number-columns-repeated="2"/>
          <table:table-cell table:style-name="ce9" table:number-columns-repeated="2"/>
          <table:table-cell office:value-type="string" calcext:value-type="string" table:number-columns-spanned="3" table:number-rows-spanned="1">
            <text:p>Entrada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alida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Almacén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Años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mpra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formula="of:=[.E10]*[.F10]" office:value-type="float" office:value="12000" calcext:value-type="float">
            <text:p>1200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  <table:table-cell table:formula="of:=[.H11]*[.I11]" office:value-type="float" office:value="4200" calcext:value-type="float">
            <text:p>4200</text:p>
          </table:table-cell>
          <table:table-cell table:formula="of:=[.K10]-[.H11]" office:value-type="float" office:value="1300" calcext:value-type="float">
            <text:p>1300</text:p>
          </table:table-cell>
          <table:table-cell office:value-type="string" calcext:value-type="string">
            <text:p>1300*6 <text:s text:c="2"/></text:p>
          </table:table-cell>
          <table:table-cell table:formula="of:=1300*6" office:value-type="float" office:value="7800" calcext:value-type="float">
            <text:p>78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mpra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table:formula="of:=[.E12]*[.F12]" office:value-type="float" office:value="7000" calcext:value-type="float">
            <text:p>7000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string" calcext:value-type="string">
            <text:p>1300*6 <text:s text:c="2"/>1000*7</text:p>
          </table:table-cell>
          <table:table-cell table:formula="of:=[.M11]+(1000*7)" office:value-type="float" office:value="14800" calcext:value-type="float">
            <text:p>148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formula="of:=[.H13]*[.I13]" office:value-type="float" office:value="2400" calcext:value-type="float">
            <text:p>2400</text:p>
          </table:table-cell>
          <table:table-cell table:formula="of:=[.K12]-[.H13]" office:value-type="float" office:value="1900" calcext:value-type="float">
            <text:p>1900</text:p>
          </table:table-cell>
          <table:table-cell office:value-type="string" calcext:value-type="string">
            <text:p>900*6 <text:s text:c="4"/>1000*7</text:p>
          </table:table-cell>
          <table:table-cell table:formula="of:=(900*6)+(1000*7)" office:value-type="float" office:value="12400" calcext:value-type="float">
            <text:p>124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formula="of:=[.H14]*[.I14]" office:value-type="float" office:value="2400" calcext:value-type="float">
            <text:p>2400</text:p>
          </table:table-cell>
          <table:table-cell table:formula="of:=[.K13]-[.H14]" office:value-type="float" office:value="1500" calcext:value-type="float">
            <text:p>1500</text:p>
          </table:table-cell>
          <table:table-cell office:value-type="string" calcext:value-type="string">
            <text:p>500*6 <text:s text:c="3"/>1000*7</text:p>
          </table:table-cell>
          <table:table-cell table:style-name="ce10" table:formula="of:=(500*6)+(1000*7)" office:value-type="float" office:value="10000" calcext:value-type="float">
            <text:p>10000</text:p>
          </table:table-cell>
          <table:table-cell office:value-type="string" calcext:value-type="string">
            <text:p>E.f año 1</text:p>
          </table:table-cell>
        </table:table-row>
        <table:table-row table:style-name="ro1" table:number-rows-repeated="2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VAN" table:style-name="ta1">
        <table:table-column table:style-name="co1" table:number-columns-repeated="8" table:default-cell-style-name="Default"/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office:value-type="string" calcext:value-type="string">
            <text:p>Añ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ujos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3250" calcext:value-type="float">
            <text:p>32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erés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VAN:</text:p>
          </table:table-cell>
          <table:table-cell table:formula="of:=-6000+[.G14]" office:value-type="float" office:value="1916.44993252972" calcext:value-type="float">
            <text:p>1916,44993252972</text:p>
          </table:table-cell>
        </table:table-row>
        <table:table-row table:style-name="ro1">
          <table:table-cell table:number-columns-repeated="2"/>
          <table:table-cell table:formula="of:=1+([.C9]/100)" office:value-type="float" office:value="1.02" calcext:value-type="float">
            <text:p>1,02</text:p>
          </table:table-cell>
          <table:table-cell table:formula="of:=1+([.D9]/100)" office:value-type="float" office:value="1.02" calcext:value-type="float">
            <text:p>1,02</text:p>
          </table:table-cell>
          <table:table-cell table:formula="of:=1+([.E9]/100)" office:value-type="float" office:value="1.02" calcext:value-type="float">
            <text:p>1,0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0]^[.C7]" office:value-type="float" office:value="1.02" calcext:value-type="float">
            <text:p>1,02</text:p>
          </table:table-cell>
          <table:table-cell table:formula="of:=[.D10]*[.C11]" office:value-type="float" office:value="1.0404" calcext:value-type="float">
            <text:p>1,0404</text:p>
          </table:table-cell>
          <table:table-cell table:formula="of:=[.E10]*[.D11]" office:value-type="float" office:value="1.061208" calcext:value-type="float">
            <text:p>1,061208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formula="of:=[.C8]/[.C11]" office:value-type="float" office:value="2450.98039215686" calcext:value-type="float">
            <text:p>2450,98039215686</text:p>
          </table:table-cell>
          <table:table-cell table:formula="of:=[.D8]/[.D11]" office:value-type="float" office:value="2402.92195309496" calcext:value-type="float">
            <text:p>2402,92195309496</text:p>
          </table:table-cell>
          <table:table-cell table:formula="of:=[.E8]/[.E11]" office:value-type="float" office:value="3062.54758727789" calcext:value-type="float">
            <text:p>3062,54758727789</text:p>
          </table:table-cell>
          <table:table-cell/>
          <table:table-cell table:style-name="ce11" table:formula="of:=SUM([.C14:.E14])" office:value-type="float" office:value="7916.44993252972" calcext:value-type="float">
            <text:p>7916,44993252972</text:p>
          </table:table-cell>
          <table:table-cell/>
        </table:table-row>
        <table:table-row table:style-name="ro1" table:number-rows-repeated="11">
          <table:table-cell table:number-columns-repeated="8"/>
        </table:table-row>
        <table:table-row table:style-name="ro1">
          <table:table-cell/>
          <table:table-cell office:value-type="string" calcext:value-type="string">
            <text:p>Añ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ujos</text:p>
          </table:table-cell>
          <table:table-cell office:value-type="float" office:value="3850" calcext:value-type="float">
            <text:p>385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erés</text:p>
          </table:table-cell>
          <table:table-cell table:number-columns-repeated="3" office:value-type="float" office:value="3.5" calcext:value-type="float">
            <text:p>3,5</text:p>
          </table:table-cell>
          <table:table-cell/>
          <table:table-cell table:style-name="ce9" office:value-type="string" calcext:value-type="string">
            <text:p>VAN:</text:p>
          </table:table-cell>
          <table:table-cell table:style-name="ce12" table:formula="of:=-7500+[.G32]" office:value-type="float" office:value="3284.72397678264" calcext:value-type="float">
            <text:p>3284,72397678264</text:p>
          </table:table-cell>
        </table:table-row>
        <table:table-row table:style-name="ro1">
          <table:table-cell table:number-columns-repeated="2"/>
          <table:table-cell table:formula="of:=1+([.C28]/100)" office:value-type="float" office:value="1.035" calcext:value-type="float">
            <text:p>1,035</text:p>
          </table:table-cell>
          <table:table-cell table:formula="of:=1+([.D28]/100)" office:value-type="float" office:value="1.035" calcext:value-type="float">
            <text:p>1,035</text:p>
          </table:table-cell>
          <table:table-cell table:formula="of:=1+([.E28]/100)" office:value-type="float" office:value="1.035" calcext:value-type="float">
            <text:p>1,0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9]" office:value-type="float" office:value="1.035" calcext:value-type="float">
            <text:p>1,035</text:p>
          </table:table-cell>
          <table:table-cell table:formula="of:=[.D29]*[.C30]" office:value-type="float" office:value="1.071225" calcext:value-type="float">
            <text:p>1,071225</text:p>
          </table:table-cell>
          <table:table-cell table:formula="of:=[.E29]*[.D30]" office:value-type="float" office:value="1.108717875" calcext:value-type="float">
            <text:p>1,10871787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formula="of:=[.C27]/[.C30]" office:value-type="float" office:value="3719.80676328502" calcext:value-type="float">
            <text:p>3719,80676328502</text:p>
          </table:table-cell>
          <table:table-cell table:formula="of:=[.D27]/[.D30]" office:value-type="float" office:value="3547.34066139233" calcext:value-type="float">
            <text:p>3547,34066139233</text:p>
          </table:table-cell>
          <table:table-cell table:formula="of:=[.E27]/[.E30]" office:value-type="float" office:value="3517.57655210529" calcext:value-type="float">
            <text:p>3517,57655210529</text:p>
          </table:table-cell>
          <table:table-cell/>
          <table:table-cell table:style-name="ce11" table:formula="of:=SUM([.C32:.E32])" office:value-type="float" office:value="10784.7239767826" calcext:value-type="float">
            <text:p>10784,7239767826</text:p>
          </table:table-cell>
          <table:table-cell/>
        </table:table-row>
      </table:table>
      <table:table table:name="Préstamo" table:style-name="ta1">
        <table:table-column table:style-name="co1" table:number-columns-repeated="9" table:default-cell-style-name="Default"/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ñ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.5/100" office:value-type="float" office:value="0.025" calcext:value-type="float">
            <text:p>0,025</text:p>
          </table:table-cell>
          <table:table-cell table:formula="of:=2.5/100" office:value-type="float" office:value="0.025" calcext:value-type="float">
            <text:p>0,025</text:p>
          </table:table-cell>
          <table:table-cell table:formula="of:=2.5/100" office:value-type="float" office:value="0.025" calcext:value-type="float">
            <text:p>0,025</text:p>
          </table:table-cell>
          <table:table-cell/>
          <table:table-cell office:value-type="string" calcext:value-type="string">
            <text:p>Anualidad</text:p>
          </table:table-cell>
          <table:table-cell table:formula="of:=[.I22]/[.H16]" office:value-type="float" office:value="2626.02875431823" calcext:value-type="float">
            <text:p>2626,02875431823</text:p>
          </table:table-cell>
        </table:table-row>
        <table:table-row table:style-name="ro1">
          <table:table-cell table:number-columns-repeated="3"/>
          <table:table-cell table:formula="of:=[.D10]+[.D11]" office:value-type="float" office:value="1.025" calcext:value-type="float">
            <text:p>1,025</text:p>
          </table:table-cell>
          <table:table-cell table:formula="of:=[.E10]+[.E11]" office:value-type="float" office:value="1.025" calcext:value-type="float">
            <text:p>1,025</text:p>
          </table:table-cell>
          <table:table-cell table:formula="of:=[.F10]+[.F11]" office:value-type="float" office:value="1.025" calcext:value-type="float">
            <text:p>1,0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2]" office:value-type="float" office:value="1.025" calcext:value-type="float">
            <text:p>1,025</text:p>
          </table:table-cell>
          <table:table-cell table:formula="of:=[.E12]*[.D13]" office:value-type="float" office:value="1.050625" calcext:value-type="float">
            <text:p>1,050625</text:p>
          </table:table-cell>
          <table:table-cell table:formula="of:=[.F12]*[.E13]" office:value-type="float" office:value="1.076890625" calcext:value-type="float">
            <text:p>1,076890625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formula="of:=[.D10]/[.D13]" office:value-type="float" office:value="0.975609756097561" calcext:value-type="float">
            <text:p>0,975609756097561</text:p>
          </table:table-cell>
          <table:table-cell table:formula="of:=[.E10]/[.E13]" office:value-type="float" office:value="0.951814396192742" calcext:value-type="float">
            <text:p>0,951814396192742</text:p>
          </table:table-cell>
          <table:table-cell table:formula="of:=[.F10]/[.F13]" office:value-type="float" office:value="0.928599410919749" calcext:value-type="float">
            <text:p>0,928599410919749</text:p>
          </table:table-cell>
          <table:table-cell/>
          <table:table-cell table:formula="of:=SUM([.D16:.F16])" office:value-type="float" office:value="2.85602356321005" calcext:value-type="float">
            <text:p>2,85602356321005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Años</text:p>
          </table:table-cell>
          <table:table-cell table:style-name="ce1" office:value-type="string" calcext:value-type="string">
            <text:p>Anualidad</text:p>
          </table:table-cell>
          <table:table-cell table:style-name="ce1" office:value-type="string" calcext:value-type="string">
            <text:p>Interés (%)</text:p>
          </table:table-cell>
          <table:table-cell table:style-name="ce1" office:value-type="string" calcext:value-type="string">
            <text:p>Interés (€)</text:p>
          </table:table-cell>
          <table:table-cell table:style-name="ce1" office:value-type="string" calcext:value-type="string">
            <text:p>C. devuelto</text:p>
          </table:table-cell>
          <table:table-cell table:style-name="ce1" office:value-type="string" calcext:value-type="string">
            <text:p>C. pendiente</text:p>
          </table:table-cell>
        </table:table-row>
        <table:table-row table:style-name="ro1"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table:number-columns-repeated="4"/>
          <table:table-cell table:style-name="ce1" office:value-type="float" office:value="7500" calcext:value-type="float">
            <text:p>7500</text:p>
          </table:table-cell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table:formula="of:=[.$I$11]" office:value-type="float" office:value="2626.02875431823" calcext:value-type="float">
            <text:p>2626,02875431823</text:p>
          </table:table-cell>
          <table:table-cell table:style-name="ce1" office:value-type="float" office:value="2.5" calcext:value-type="float">
            <text:p>2,5</text:p>
          </table:table-cell>
          <table:table-cell table:style-name="ce1" table:formula="of:=[.I22]*([.F23]/100)" office:value-type="float" office:value="187.5" calcext:value-type="float">
            <text:p>187,5</text:p>
          </table:table-cell>
          <table:table-cell table:style-name="ce1" table:formula="of:=[.E23]-[.G23]" office:value-type="float" office:value="2438.52875431823" calcext:value-type="float">
            <text:p>2438,52875431823</text:p>
          </table:table-cell>
          <table:table-cell table:style-name="ce1" table:formula="of:=[.I22]-[.H23]" office:value-type="float" office:value="5061.47124568177" calcext:value-type="float">
            <text:p>5061,47124568177</text:p>
          </table:table-cell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table:formula="of:=[.$I$11]" office:value-type="float" office:value="2626.02875431823" calcext:value-type="float">
            <text:p>2626,02875431823</text:p>
          </table:table-cell>
          <table:table-cell table:style-name="ce1" office:value-type="float" office:value="2.5" calcext:value-type="float">
            <text:p>2,5</text:p>
          </table:table-cell>
          <table:table-cell table:style-name="ce1" table:formula="of:=[.I23]*([.F24]/100)" office:value-type="float" office:value="126.536781142044" calcext:value-type="float">
            <text:p>126,536781142044</text:p>
          </table:table-cell>
          <table:table-cell table:style-name="ce1" table:formula="of:=[.E24]-[.G24]" office:value-type="float" office:value="2499.49197317618" calcext:value-type="float">
            <text:p>2499,49197317618</text:p>
          </table:table-cell>
          <table:table-cell table:style-name="ce1" table:formula="of:=[.I23]-[.H24]" office:value-type="float" office:value="2561.97927250559" calcext:value-type="float">
            <text:p>2561,97927250559</text:p>
          </table:table-cell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table:formula="of:=[.$I$11]" office:value-type="float" office:value="2626.02875431823" calcext:value-type="float">
            <text:p>2626,02875431823</text:p>
          </table:table-cell>
          <table:table-cell table:style-name="ce1" office:value-type="float" office:value="2.5" calcext:value-type="float">
            <text:p>2,5</text:p>
          </table:table-cell>
          <table:table-cell table:style-name="ce1" table:formula="of:=[.I24]*([.F25]/100)" office:value-type="float" office:value="64.0494818126397" calcext:value-type="float">
            <text:p>64,0494818126397</text:p>
          </table:table-cell>
          <table:table-cell table:style-name="ce1" table:formula="of:=[.E25]-[.G25]" office:value-type="float" office:value="2561.97927250559" calcext:value-type="float">
            <text:p>2561,97927250559</text:p>
          </table:table-cell>
          <table:table-cell table:style-name="ce1" table:formula="of:=[.I24]-[.H25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2T12:42:48.995000000</meta:creation-date>
    <meta:generator>LibreOffice/7.6.0.3$Windows_X86_64 LibreOffice_project/69edd8b8ebc41d00b4de3915dc82f8f0fc3b6265</meta:generator>
    <dc:date>2025-02-12T14:28:18.055000000</dc:date>
    <meta:editing-duration>PT1H45M19S</meta:editing-duration>
    <meta:editing-cycles>21</meta:editing-cycles>
    <meta:document-statistic meta:table-count="4" meta:cell-count="230" meta:object-count="0"/>
  </office:meta>
</office:document-meta>
</file>